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style:style>
    <style:style style:name="P2" style:parent-style-name="Textbody" style:family="paragraph">
      <style:text-properties fo:font-weight="bold" style:font-weight-asian="bold" style:font-weight-complex="bold" fo:font-size="21pt" style:font-size-asian="21pt" style:font-size-complex="21pt"/>
    </style:style>
    <style:style style:name="P3" style:parent-style-name="Textbody" style:family="paragraph">
      <style:text-properties fo:font-weight="bold" style:font-weight-asian="bold" style:font-weight-complex="bold" fo:language="en" fo:country="US"/>
    </style:style>
    <style:style style:name="P4" style:parent-style-name="Textbody" style:family="paragraph">
      <style:text-properties fo:font-weight="bold" style:font-weight-asian="bold" style:font-weight-complex="bold" fo:language="en" fo:country="US"/>
    </style:style>
  </office:automatic-styles>
  <office:body>
    <office:text text:use-soft-page-breaks="true">
      <text:p text:style-name="P1">While(true): Aprender!</text:p>
      <text:p text:style-name="Textbody">Es<text:s/>una aplicación gratuita y de código abierto, diseñada y programada en python 3.10, que tiene como objetivo introducir a los más jovenes, y a todo aquel que le interese, en el mundo de la programación, enseñando las bases de la programación en el lenguaje<text:s/>python.</text:p>
      <text:p text:style-name="Textbody">El programa se basa en la implementación de una interfaz gráfica, con la que se va a manejar el usuario, esta interfaz está compuesta por varias ventanas, las cuales están compuestas por etiquetas, campos de texto y botones.</text:p>
      <text:p text:style-name="Textbody">Al iniciar el programa<text:s/>se mostrará una ventana de bienvenida, donde el usuario deberá ingresar su nombre o apodo para poder continuar, puesto que se mostrará una advertencia y no podrá avanzar <text:s/>si no ingresa nada en el campo de texto.</text:p>
      <text:p text:style-name="Textbody">Luego de validar el ingreso, se abrirá una nueva ventana, la cual contará con botones para acceder a cada módulo o tema, además de contar con un botón con la instrucción de “volver” para regresar.</text:p>
      <text:p text:style-name="Textbody">Después de seleccionar un botón, se abrirá una nueva ventana, la cual será del tema respectivo al botón<text:s/>que se presionó y a su vez, esta nueva ventana contará con las diferentes secciones de ese tema, a estas secciones podremos acceder a través de los botones que incluye la ventana donde cada botón es respectivo de una sección.</text:p>
      <text:p text:style-name="Textbody">Al presionar alguno de estos<text:s/>botones, se abrirá una última ventana, la cual posee teoría sobre la sección elegida, además de incluir un ejemplo y un campo de texto, donde el usuario debe colocar exactamente el ejemplo para que la respuesta sea considerada correcta.</text:p>
      <text:p text:style-name="Textbody">Al ingresar una respuesta, el programa evaluará si es considerada correcta, si lo es, mostrará un mensaje anunciando que la respuesta es correcta y regresará al usuario a la ventana del tema al que pertenece esa sección, pero si no es correcta, se mostrará una advertencia anunciando que la respuesta no es correcta y le permitirá al usuario volver a intentarlo o regresar a la ventana del tema correspondiente.</text:p>
      <text:p text:style-name="Textbody">Todas las ventanas poseen un botón con la instrucción “volver”, el cual sirve para regresar al usuario a la ventana anterior. La única ventana que no posee el botón “volver” es la ventana de bienvenida, donde este botón es reemplazado por la instrucción “salir”, la cual finalizará el programa, pero no sin antes preguntarle al usuario si está seguro que desea abandonar la aplicación.</text:p>
      <text:p text:style-name="Título">IMPORTANTE</text:p>
      <text:p text:style-name="P2">Instrucciones</text:p>
      <text:p text:style-name="Textbody">Para ejecutar el programa en Linux es necesario tener python3 y la librería de tkinter.<text:s/>Python ya viene instalado, por lo general, en los sistemas Linux, pero en el caso de que no esté instalado, debemos ejecutar el siguiente comando en la terminal de Linux:</text:p>
      <text:p text:style-name="P3">Sudo apt-get install python3</text:p>
      <text:p text:style-name="Textbody">Para instalar la librería de tkinter debe ingresar el siguiente comando en la terminal de Linux:</text:p>
      <text:p text:style-name="P4">Sudo apt-get install python3-tk<text:s/></text:p>
      <text:soft-page-break/>
      <text:p text:style-name="Textbody">Para ejecutar la aplicación en Windows 10 solo se debe iniciar el ejecutable, no hace falta instalar nad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iliano Daniel Zuñiga</dc:creator>
    <meta:creation-date>2022-06-21T20:39:00Z</meta:creation-date>
    <dc:date>2022-06-22T13:39:00Z</dc:date>
    <meta:template xlink:href="Normal" xlink:type="simple"/>
    <meta:editing-cycles>5</meta:editing-cycles>
    <meta:editing-duration>PT84540S</meta:editing-duration>
    <meta:document-statistic meta:page-count="2" meta:paragraph-count="5" meta:word-count="444" meta:character-count="2886" meta:row-count="20" meta:non-whitespace-character-count="2447"/>
  </office:meta>
</office:document-meta>
</file>